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9cm"/>
    </style:style>
    <style:style style:name="co2" style:family="table-column">
      <style:table-column-properties fo:break-before="auto" style:column-width="2.189cm"/>
    </style:style>
    <style:style style:name="co3" style:family="table-column">
      <style:table-column-properties fo:break-before="auto" style:column-width="8.446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1.464cm"/>
    </style:style>
    <style:style style:name="co6" style:family="table-column">
      <style:table-column-properties fo:break-before="auto" style:column-width="7.27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33cm"/>
    </style:style>
    <style:style style:name="co9" style:family="table-column">
      <style:table-column-properties fo:break-before="auto" style:column-width="1.274cm"/>
    </style:style>
    <style:style style:name="co10" style:family="table-column">
      <style:table-column-properties fo:break-before="auto" style:column-width="2.7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en" fo:country="GB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666666"/>
    </style:style>
    <style:style style:name="ce18" style:family="table-cell" style:parent-style-name="Default" style:data-style-name="N37">
      <style:table-cell-properties fo:background-color="#383d3c" fo:border="0.74pt solid #000000"/>
      <style:text-properties fo:language="en" fo:country="GB"/>
    </style:style>
    <style:style style:name="ce21" style:family="table-cell" style:parent-style-name="Default">
      <style:table-cell-properties fo:background-color="#383d3c" fo:border="0.74pt solid #000000"/>
      <style:text-properties fo:language="en" fo:country="GB"/>
    </style:style>
    <style:style style:name="ce4" style:family="table-cell" style:parent-style-name="Default">
      <style:text-properties fo:language="en" fo:country="GB"/>
    </style:style>
    <style:style style:name="ce15" style:family="table-cell" style:parent-style-name="Default">
      <style:table-cell-properties fo:background-color="#666666" style:text-align-source="fix" style:repeat-content="false" fo:border="0.74pt solid #000000"/>
      <style:paragraph-properties fo:text-align="start" fo:margin-left="0cm"/>
    </style:style>
    <style:style style:name="ce19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cm"/>
      <style:text-properties fo:language="en" fo:country="GB"/>
    </style:style>
    <style:style style:name="ce22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cm"/>
      <style:text-properties fo:language="en" fo:country="GB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GB"/>
    </style:style>
    <style:style style:name="ce61" style:family="table-cell" style:parent-style-name="Default">
      <style:table-cell-properties fo:background-color="#666666" fo:border="0.74pt solid #000000"/>
      <style:text-properties style:use-window-font-color="true" fo:language="en" fo:country="GB"/>
    </style:style>
    <style:style style:name="ce64" style:family="table-cell" style:parent-style-name="Dropped">
      <style:table-cell-properties fo:background-color="#333333" fo:border="0.74pt solid #000000" style:vertical-align="middle"/>
      <style:text-properties style:use-window-font-color="true" fo:language="en" fo:country="GB"/>
    </style:style>
    <style:style style:name="ce62" style:family="table-cell" style:parent-style-name="Continuous">
      <style:table-cell-properties fo:background-color="#333333" fo:border="0.74pt solid #000000" style:vertical-align="middle"/>
      <style:text-properties style:use-window-font-color="true" fo:language="en" fo:country="GB"/>
    </style:style>
    <style:style style:name="ce69" style:family="table-cell" style:parent-style-name="On_20_Hold">
      <style:table-cell-properties fo:background-color="#333333" fo:border="0.74pt solid #000000" style:vertical-align="middle"/>
      <style:text-properties style:use-window-font-color="true" fo:language="en" fo:country="GB"/>
    </style:style>
    <style:style style:name="ce66" style:family="table-cell" style:parent-style-name="Finished">
      <style:table-cell-properties fo:background-color="#333333" fo:border="0.74pt solid #000000" style:vertical-align="middle"/>
      <style:text-properties style:use-window-font-color="true" fo:language="en" fo:country="GB"/>
    </style:style>
    <style:style style:name="ce68" style:family="table-cell" style:parent-style-name="Finished">
      <style:table-cell-properties fo:background-color="#333333" fo:border="0.74pt solid #000000" style:vertical-align="middle"/>
      <style:text-properties style:use-window-font-color="true" fo:font-size="8pt" fo:language="en" fo:country="GB" style:font-size-asian="8pt" style:font-size-complex="8pt"/>
    </style:style>
    <style:style style:name="ce70" style:family="table-cell" style:parent-style-name="Playing">
      <style:table-cell-properties fo:background-color="#333333" fo:border="0.74pt solid #000000" style:vertical-align="middle"/>
      <style:text-properties style:use-window-font-color="true" fo:language="en" fo:country="GB"/>
    </style:style>
    <style:style style:name="ce67" style:family="table-cell" style:parent-style-name="Default">
      <style:table-cell-properties fo:background-color="#333333" fo:border="0.74pt solid #000000" style:vertical-align="middle"/>
      <style:text-properties style:use-window-font-color="true" fo:language="en" fo:country="GB"/>
    </style:style>
    <style:style style:name="ce65" style:family="table-cell" style:parent-style-name="Plan_20_to_20_play">
      <style:table-cell-properties fo:background-color="#333333" fo:border="0.74pt solid #000000" style:vertical-align="middle"/>
      <style:text-properties style:use-window-font-color="true" fo:language="en" fo:country="GB"/>
    </style:style>
    <style:style style:name="ce72" style:family="table-cell" style:parent-style-name="Dropped">
      <style:table-cell-properties fo:background-color="#333333" fo:border="0.74pt solid #000000" style:vertical-align="middle"/>
      <style:text-properties style:use-window-font-color="true" fo:language="zxx" fo:country="none" style:language-asian="zxx" style:country-asian="none" style:language-complex="zxx" style:country-complex="none"/>
    </style:style>
    <style:style style:name="ce87" style:family="table-cell" style:parent-style-name="Default">
      <style:table-cell-properties fo:background-color="#333333" fo:border="0.74pt solid #000000"/>
      <style:text-properties style:use-window-font-color="true" fo:language="en" fo:country="GB"/>
    </style:style>
    <style:style style:name="ce88" style:family="table-cell" style:parent-style-name="Default">
      <style:table-cell-properties fo:background-color="#333333"/>
      <style:text-properties style:use-window-font-color="true" fo:language="en" fo:country="GB"/>
    </style:style>
    <style:style style:name="ce26" style:family="table-cell" style:parent-style-name="Default">
      <style:table-cell-properties fo:background-color="#666666" fo:border="0.74pt solid #000000"/>
      <style:text-properties fo:color="#ffffff" fo:language="en" fo:country="GB"/>
    </style:style>
    <style:style style:name="ce71" style:family="table-cell" style:parent-style-name="Default">
      <style:table-cell-properties fo:background-color="#383d3c" style:text-align-source="fix" style:repeat-content="false" fo:border="0.74pt solid #000000" style:vertical-align="middle"/>
      <style:paragraph-properties fo:text-align="end" fo:margin-left="0cm"/>
      <style:text-properties fo:language="en" fo:country="GB"/>
    </style:style>
    <style:style style:name="ce73" style:family="table-cell" style:parent-style-name="Default">
      <style:table-cell-properties fo:background-color="#383d3c" style:text-align-source="fix" style:repeat-content="false" fo:border="0.74pt solid #000000" style:vertical-align="middle"/>
      <style:paragraph-properties fo:text-align="start" fo:margin-left="0cm"/>
      <style:text-properties fo:language="en" fo:country="GB"/>
    </style:style>
    <style:style style:name="ce74" style:family="table-cell" style:parent-style-name="Default">
      <style:table-cell-properties fo:background-color="#383d3c" fo:border="0.74pt solid #000000" style:vertical-align="middle"/>
      <style:text-properties fo:language="en" fo:country="GB"/>
    </style:style>
    <style:style style:name="ce77" style:family="table-cell" style:parent-style-name="Default">
      <style:table-cell-properties fo:background-color="#383d3c" fo:border="0.74pt solid #000000"/>
      <style:text-properties fo:language="en" fo:country="GB"/>
    </style:style>
    <style:style style:name="ce78" style:family="table-cell" style:parent-style-name="Default">
      <style:text-properties fo:language="en" fo:country="GB"/>
    </style:style>
    <style:style style:name="ce79" style:family="table-cell" style:parent-style-name="Default">
      <style:table-cell-properties fo:background-color="#666666" style:text-align-source="fix" style:repeat-content="false" fo:border="0.74pt solid #000000"/>
      <style:paragraph-properties fo:text-align="start" fo:margin-left="0cm"/>
      <style:text-properties fo:color="#ffffff" fo:language="en" fo:country="GB"/>
    </style:style>
    <style:style style:name="ce81" style:family="table-cell" style:parent-style-name="Default">
      <style:table-cell-properties fo:background-color="#383d3c" style:text-align-source="fix" style:repeat-content="false" fo:border="0.74pt solid #000000" style:vertical-align="middle"/>
      <style:paragraph-properties fo:text-align="center" fo:margin-left="0cm"/>
      <style:text-properties fo:language="en" fo:country="GB"/>
    </style:style>
    <style:style style:name="ce82" style:family="table-cell" style:parent-style-name="Warning">
      <style:table-cell-properties fo:background-color="#383d3c" style:text-align-source="fix" style:repeat-content="false" fo:border="0.74pt solid #000000" style:vertical-align="middle"/>
      <style:paragraph-properties fo:text-align="center" fo:margin-left="0cm"/>
      <style:text-properties fo:language="en" fo:country="GB"/>
    </style:style>
    <style:style style:name="ce84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cm"/>
      <style:text-properties fo:language="en" fo:country="GB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GB"/>
    </style:style>
    <style:style style:name="ce116" style:family="table-cell" style:parent-style-name="Default">
      <style:table-cell-properties fo:background-color="#383d3c" fo:border="0.74pt solid #000000" style:vertical-align="middle"/>
      <style:text-properties fo:language="en" fo:country="GB"/>
    </style:style>
    <style:style style:name="ce96" style:family="table-cell" style:parent-style-name="Default">
      <style:table-cell-properties fo:background-color="#383d3c" fo:border="0.74pt solid #000000" style:vertical-align="middle"/>
      <style:text-properties fo:font-size="7pt" fo:language="en" fo:country="GB" style:font-size-asian="7pt" style:font-size-complex="7pt"/>
    </style:style>
    <style:style style:name="ce93" style:family="table-cell" style:parent-style-name="Default">
      <style:table-cell-properties fo:background-color="#383d3c" fo:border="0.74pt solid #000000" style:vertical-align="middle"/>
      <style:text-properties fo:font-size="10pt" fo:language="en" fo:country="GB" style:font-size-asian="10pt" style:font-size-complex="10pt"/>
    </style:style>
    <style:style style:name="ce95" style:family="table-cell" style:parent-style-name="Default">
      <style:table-cell-properties fo:background-color="#383d3c" fo:border="0.74pt solid #000000" style:vertical-align="middle"/>
      <style:text-properties fo:font-size="8pt" fo:language="en" fo:country="GB" style:font-size-asian="8pt" style:font-size-complex="8pt"/>
    </style:style>
    <style:style style:name="ce97" style:family="table-cell" style:parent-style-name="Default">
      <style:table-cell-properties fo:background-color="#383d3c" fo:border="0.74pt solid #000000" style:vertical-align="middle"/>
      <style:text-properties fo:font-size="9pt" fo:language="en" fo:country="GB" style:font-size-asian="9pt" style:font-size-complex="9pt"/>
    </style:style>
    <style:style style:name="ce37" style:family="table-cell" style:parent-style-name="Default">
      <style:table-cell-properties fo:background-color="transparent"/>
      <style:text-properties fo:language="en" fo:country="GB"/>
    </style:style>
    <style:style style:name="ce12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language="en" fo:country="GB"/>
    </style:style>
    <style:style style:name="ce124" style:family="table-cell" style:parent-style-name="Default">
      <style:table-cell-properties style:vertical-align="middle"/>
    </style:style>
    <style:style style:name="ce125" style:family="table-cell" style:parent-style-name="Finished">
      <style:table-cell-properties fo:border="0.74pt solid #000000" style:vertical-align="middle"/>
      <style:text-properties fo:language="en" fo:country="GB"/>
    </style:style>
    <style:style style:name="ce126" style:family="table-cell" style:parent-style-name="Playing">
      <style:table-cell-properties fo:border="0.74pt solid #000000" style:vertical-align="middle"/>
      <style:text-properties fo:language="en" fo:country="GB"/>
    </style:style>
    <style:style style:name="ce127" style:family="table-cell" style:parent-style-name="Dropped">
      <style:table-cell-properties fo:border="0.74pt solid #000000" style:vertical-align="middle"/>
      <style:text-properties fo:language="en" fo:country="GB"/>
    </style:style>
    <style:style style:name="ce128" style:family="table-cell" style:parent-style-name="On_20_Hold">
      <style:table-cell-properties fo:border="0.74pt solid #000000" style:vertical-align="middle"/>
      <style:text-properties fo:language="en" fo:country="GB"/>
    </style:style>
    <style:style style:name="ce129" style:family="table-cell" style:parent-style-name="Plan_20_to_20_play">
      <style:table-cell-properties fo:border="0.74pt solid #000000" style:vertical-align="middle"/>
      <style:text-properties fo:language="en" fo:country="GB"/>
    </style:style>
    <style:style style:name="ce130" style:family="table-cell" style:parent-style-name="Continuous">
      <style:table-cell-properties fo:border="0.74pt solid #000000" style:vertical-align="middle"/>
      <style:text-properties fo:language="en" fo:country="GB"/>
    </style:style>
    <style:style style:name="ce131" style:family="table-cell" style:parent-style-name="Default">
      <style:table-cell-properties fo:background-color="#355269" fo:border="0.74pt solid #000000" style:vertical-align="middle"/>
      <style:text-properties fo:language="en" fo:country="GB"/>
    </style:style>
    <style:style style:name="ce132" style:family="table-cell" style:parent-style-name="Default">
      <style:table-cell-properties style:vertical-align="middle"/>
      <style:text-properties fo:language="en" fo:country="GB"/>
    </style:style>
    <style:style style:name="ce133" style:family="table-cell" style:parent-style-name="Default">
      <style:table-cell-properties fo:border="0.74pt solid #000000" style:vertical-align="middle"/>
      <style:text-properties fo:language="en" fo:country="GB"/>
    </style:style>
    <style:style style:name="ce134" style:family="table-cell" style:parent-style-name="Default" style:data-style-name="N120">
      <style:table-cell-properties fo:background-color="#383d3c" fo:border="0.74pt solid #000000" style:vertical-align="middle"/>
      <style:text-properties fo:language="en" fo:country="GB"/>
    </style:style>
    <style:style style:name="ce135" style:family="table-cell" style:parent-style-name="Default" style:data-style-name="N2">
      <style:table-cell-properties fo:background-color="#383d3c" fo:border="0.74pt solid #000000" style:vertical-align="middle"/>
      <style:text-properties fo:language="en" fo:country="GB"/>
    </style:style>
    <style:style style:name="ce136" style:family="table-cell" style:parent-style-name="Default">
      <style:table-cell-properties fo:background-color="#666666" fo:border="0.74pt solid #000000" style:vertical-align="middle"/>
      <style:text-properties fo:language="en" fo:country="G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4"/>
        <table:table-column table:style-name="co2" table:default-cell-style-name="ce23"/>
        <table:table-column table:style-name="co3" table:default-cell-style-name="ce88"/>
        <table:table-column table:style-name="co4" table:default-cell-style-name="ce78"/>
        <table:table-column table:style-name="co5" table:default-cell-style-name="ce85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6374" table:default-cell-style-name="ce4"/>
        <table:table-row table:style-name="ro1"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Date logged</text:p>
          </table:table-cell>
          <table:table-cell table:style-name="ce15" office:value-type="string" calcext:value-type="string">
            <text:p>Platform</text:p>
          </table:table-cell>
          <table:table-cell table:style-name="ce61" office:value-type="string" calcext:value-type="string">
            <text:p>Game</text:p>
          </table:table-cell>
          <table:table-cell table:style-name="ce26" office:value-type="string" calcext:value-type="string">
            <text:p>Hours played</text:p>
          </table:table-cell>
          <table:table-cell table:style-name="ce79" office:value-type="string" calcext:value-type="string">
            <text:p>Rating</text:p>
          </table:table-cell>
          <table:table-cell table:style-name="ce26" office:value-type="string" calcext:value-type="string">
            <text:p>Notes</text:p>
          </table:table-cell>
          <table:table-cell table:style-name="Default" table:number-columns-repeated="4"/>
          <table:table-cell table:number-columns-repeated="16373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 table:style-name="Default" table:number-columns-repeated="4"/>
          <table:table-cell table:number-columns-repeated="16373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 table:style-name="Default"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 table:style-name="Default" table:number-columns-repeated="4"/>
          <table:table-cell table:number-columns-repeated="16373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/>
          <table:table-cell table:style-name="Default" table:number-columns-repeated="2"/>
          <table:table-cell table:style-name="ce37"/>
          <table:table-cell table:number-columns-repeated="16373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/>
          <table:table-cell table:style-name="Default"/>
          <table:table-cell table:style-name="ce37" table:number-columns-repeated="2"/>
          <table:table-cell table:number-columns-repeated="16373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style-name="Default" table:number-columns-repeated="5"/>
          <table:table-cell table:number-columns-repeated="16372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 table:style-name="Default" table:number-columns-repeated="5"/>
          <table:table-cell table:number-columns-repeated="16372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style-name="Default" table:number-columns-repeated="5"/>
          <table:table-cell table:number-columns-repeated="16372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 table:style-name="Default" table:number-columns-repeated="5"/>
          <table:table-cell table:number-columns-repeated="16372"/>
        </table:table-row>
        <table:table-row table:style-name="ro1" table:number-rows-repeated="5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style-name="Default" table:number-columns-repeated="5"/>
          <table:table-cell table:number-columns-repeated="16372"/>
        </table:table-row>
        <table:table-row table:style-name="ro1" table:number-rows-repeated="4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 table:style-name="Default" table:number-columns-repeated="5"/>
          <table:table-cell table:number-columns-repeated="16372"/>
        </table:table-row>
        <table:table-row table:style-name="ro1">
          <table:table-cell/>
          <table:table-cell table:style-name="ce18"/>
          <table:table-cell table:style-name="ce19"/>
          <table:table-cell table:style-name="ce69"/>
          <table:table-cell table:style-name="ce71"/>
          <table:table-cell table:style-name="ce81"/>
          <table:table-cell table:style-name="ce116"/>
          <table:table-cell table:style-name="Default" table:number-columns-repeated="5"/>
          <table:table-cell table:number-columns-repeated="16372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style-name="Default" table:number-columns-repeated="5"/>
          <table:table-cell table:number-columns-repeated="16372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 table:style-name="Default" table:number-columns-repeated="5"/>
          <table:table-cell table:number-columns-repeated="16372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5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4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3">
          <table:table-cell/>
          <table:table-cell table:style-name="ce18"/>
          <table:table-cell table:style-name="ce19"/>
          <table:table-cell table:style-name="ce66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6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9"/>
          <table:table-cell table:style-name="ce71"/>
          <table:table-cell table:style-name="ce81"/>
          <table:table-cell table:style-name="ce9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8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6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70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6">
          <table:table-cell/>
          <table:table-cell table:style-name="ce18"/>
          <table:table-cell table:style-name="ce19"/>
          <table:table-cell table:style-name="ce66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1"/>
          <table:table-cell table:style-name="ce81"/>
          <table:table-cell table:style-name="ce93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1"/>
          <table:table-cell table:style-name="ce81"/>
          <table:table-cell table:style-name="ce95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7"/>
          <table:table-cell table:style-name="ce71"/>
          <table:table-cell table:style-name="ce81"/>
          <table:table-cell table:style-name="ce9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5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3"/>
          <table:table-cell table:style-name="ce81"/>
          <table:table-cell table:style-name="ce97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4"/>
          <table:table-cell table:style-name="ce73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3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8"/>
          <table:table-cell table:style-name="ce73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3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3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3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3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3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6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6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72"/>
          <table:table-cell table:style-name="ce73"/>
          <table:table-cell table:style-name="ce82"/>
          <table:table-cell table:style-name="ce116"/>
          <table:table-cell table:number-columns-repeated="16377"/>
        </table:table-row>
        <table:table-row table:style-name="ro1" table:number-rows-repeated="4">
          <table:table-cell/>
          <table:table-cell table:style-name="ce18"/>
          <table:table-cell table:style-name="ce19"/>
          <table:table-cell table:style-name="ce64"/>
          <table:table-cell table:style-name="ce73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6"/>
          <table:table-cell table:style-name="ce73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6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6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9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6">
          <table:table-cell/>
          <table:table-cell table:style-name="ce18"/>
          <table:table-cell table:style-name="ce19"/>
          <table:table-cell table:style-name="ce65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2"/>
          <table:table-cell table:style-name="ce71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5">
          <table:table-cell/>
          <table:table-cell table:style-name="ce18"/>
          <table:table-cell table:style-name="ce19"/>
          <table:table-cell table:style-name="ce65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70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6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22"/>
          <table:table-cell table:style-name="ce65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4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5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6"/>
          <table:table-cell table:style-name="ce73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2">
          <table:table-cell/>
          <table:table-cell table:style-name="ce18"/>
          <table:table-cell table:style-name="ce19"/>
          <table:table-cell table:style-name="ce66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7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 table:style-name="ce6"/>
          <table:table-cell table:style-name="ce18"/>
          <table:table-cell table:style-name="ce19"/>
          <table:table-cell table:style-name="ce70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7"/>
          <table:table-cell table:style-name="ce74"/>
          <table:table-cell table:style-name="ce81"/>
          <table:table-cell table:style-name="ce116"/>
          <table:table-cell/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18"/>
          <table:table-cell table:style-name="ce19"/>
          <table:table-cell table:style-name="ce69"/>
          <table:table-cell table:style-name="ce71"/>
          <table:table-cell table:style-name="ce81"/>
          <table:table-cell table:style-name="ce116"/>
          <table:table-cell table:style-name="Default"/>
          <table:table-cell table:number-columns-repeated="16376"/>
        </table:table-row>
        <table:table-row table:style-name="ro1" table:number-rows-repeated="4">
          <table:table-cell/>
          <table:table-cell table:style-name="ce18"/>
          <table:table-cell table:style-name="ce19"/>
          <table:table-cell table:style-name="ce67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5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 table:style-name="ce6"/>
          <table:table-cell table:style-name="ce18"/>
          <table:table-cell table:style-name="ce19"/>
          <table:table-cell table:style-name="ce65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18"/>
          <table:table-cell table:style-name="ce19"/>
          <table:table-cell table:style-name="ce67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 table:number-rows-repeated="341">
          <table:table-cell/>
          <table:table-cell table:style-name="ce21"/>
          <table:table-cell table:style-name="ce19"/>
          <table:table-cell table:style-name="ce67"/>
          <table:table-cell table:style-name="ce74"/>
          <table:table-cell table:style-name="ce81"/>
          <table:table-cell table:style-name="ce116"/>
          <table:table-cell table:number-columns-repeated="16377"/>
        </table:table-row>
        <table:table-row table:style-name="ro1">
          <table:table-cell/>
          <table:table-cell table:style-name="ce21"/>
          <table:table-cell table:style-name="ce19"/>
          <table:table-cell table:style-name="ce87"/>
          <table:table-cell table:style-name="ce77"/>
          <table:table-cell table:style-name="ce84"/>
          <table:table-cell table:style-name="ce21"/>
          <table:table-cell table:number-columns-repeated="16377"/>
        </table:table-row>
        <table:table-row table:style-name="ro1" table:number-rows-repeated="104807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Backlog.C2:Backlog.C139 Backlog.C141:Backlog.C1048576">
            <calcext:condition calcext:apply-style-name="PC" calcext:value="contains-text(&quot;PC&quot;)" calcext:base-cell-address="Backlog.C2"/>
          </calcext:conditional-format>
          <calcext:conditional-format calcext:target-range-address="Backlog.C2:Backlog.C139 Backlog.C141:Backlog.C1048576">
            <calcext:condition calcext:apply-style-name="Switch" calcext:value="contains-text(&quot;Switch&quot;)" calcext:base-cell-address="Backlog.C2"/>
          </calcext:conditional-format>
          <calcext:conditional-format calcext:target-range-address="Backlog.C2:Backlog.C139 Backlog.C141:Backlog.C1048576">
            <calcext:condition calcext:apply-style-name="SNES" calcext:value="contains-text(&quot;SNES&quot;)" calcext:base-cell-address="Backlog.C2"/>
          </calcext:conditional-format>
          <calcext:conditional-format calcext:target-range-address="Backlog.C2:Backlog.C139 Backlog.C141:Backlog.C1048576">
            <calcext:condition calcext:apply-style-name="GameCube" calcext:value="contains-text(&quot;GameCube&quot;)" calcext:base-cell-address="Backlog.C2"/>
          </calcext:conditional-format>
          <calcext:conditional-format calcext:target-range-address="Backlog.C2:Backlog.C139 Backlog.C141:Backlog.C1048576">
            <calcext:condition calcext:apply-style-name="3DS" calcext:value="contains-text(&quot;3DS&quot;)" calcext:base-cell-address="Backlog.C2"/>
          </calcext:conditional-format>
          <calcext:conditional-format calcext:target-range-address="Backlog.C2:Backlog.C139 Backlog.C141:Backlog.C1048576">
            <calcext:condition calcext:apply-style-name="PS3" calcext:value="contains-text(&quot;PS3&quot;)" calcext:base-cell-address="Backlog.C2"/>
          </calcext:conditional-format>
          <calcext:conditional-format calcext:target-range-address="Backlog.C1:Backlog.C139 Backlog.C141:Backlog.C1048576">
            <calcext:condition calcext:apply-style-name="NES" calcext:value="contains-text(&quot;NES&quot;)" calcext:base-cell-address="Backlog.C1"/>
          </calcext:conditional-format>
          <calcext:conditional-format calcext:target-range-address="Backlog.C140:Backlog.C140">
            <calcext:condition calcext:apply-style-name="PC" calcext:value="contains-text(&quot;PC&quot;)" calcext:base-cell-address="Backlog.C140"/>
          </calcext:conditional-format>
          <calcext:conditional-format calcext:target-range-address="Backlog.C140:Backlog.C140">
            <calcext:condition calcext:apply-style-name="Switch" calcext:value="contains-text(&quot;Switch&quot;)" calcext:base-cell-address="Backlog.C140"/>
          </calcext:conditional-format>
          <calcext:conditional-format calcext:target-range-address="Backlog.C140:Backlog.C140">
            <calcext:condition calcext:apply-style-name="SNES" calcext:value="contains-text(&quot;SNES&quot;)" calcext:base-cell-address="Backlog.C140"/>
          </calcext:conditional-format>
          <calcext:conditional-format calcext:target-range-address="Backlog.C140:Backlog.C140">
            <calcext:condition calcext:apply-style-name="GameCube" calcext:value="contains-text(&quot;GameCube&quot;)" calcext:base-cell-address="Backlog.C140"/>
          </calcext:conditional-format>
          <calcext:conditional-format calcext:target-range-address="Backlog.C140:Backlog.C140">
            <calcext:condition calcext:apply-style-name="3DS" calcext:value="contains-text(&quot;3DS&quot;)" calcext:base-cell-address="Backlog.C140"/>
          </calcext:conditional-format>
          <calcext:conditional-format calcext:target-range-address="Backlog.C140:Backlog.C140">
            <calcext:condition calcext:apply-style-name="PS3" calcext:value="contains-text(&quot;PS3&quot;)" calcext:base-cell-address="Backlog.C140"/>
          </calcext:conditional-format>
          <calcext:conditional-format calcext:target-range-address="Backlog.C140:Backlog.C140">
            <calcext:condition calcext:apply-style-name="NES" calcext:value="contains-text(&quot;NES&quot;)" calcext:base-cell-address="Backlog.C140"/>
          </calcext:conditional-format>
          <calcext:conditional-format calcext:target-range-address="Backlog.C1:Backlog.C1048576">
            <calcext:condition calcext:apply-style-name="N64" calcext:value="contains-text(&quot;N64&quot;)" calcext:base-cell-address="Backlog.C1"/>
          </calcext:conditional-format>
          <calcext:conditional-format calcext:target-range-address="Backlog.C1:Backlog.C1048576">
            <calcext:condition calcext:apply-style-name="Wii" calcext:value="contains-text(&quot;Wii&quot;)" calcext:base-cell-address="Backlog.C1"/>
          </calcext:conditional-format>
          <calcext:conditional-format calcext:target-range-address="Backlog.C1:Backlog.C1048576">
            <calcext:condition calcext:apply-style-name="PS1" calcext:value="contains-text(&quot;PS1&quot;)" calcext:base-cell-address="Backlog.C1"/>
          </calcext:conditional-format>
          <calcext:conditional-format calcext:target-range-address="Backlog.F1:Backlog.F1">
            <calcext:color-scale>
              <calcext:color-scale-entry calcext:value="2" calcext:type="number" calcext:color="#ff0000"/>
              <calcext:color-scale-entry calcext:value="5" calcext:type="number" calcext:color="#ff972f"/>
              <calcext:color-scale-entry calcext:value="9" calcext:type="number" calcext:color="#00a933"/>
            </calcext:color-scale>
          </calcext:conditional-format>
          <calcext:conditional-format calcext:target-range-address="Backlog.F1:Backlog.F1">
            <calcext:condition calcext:apply-style-name="Neutral" calcext:value="contains-text(&quot;tbd&quot;)" calcext:base-cell-address="Backlog.F1"/>
          </calcext:conditional-format>
          <calcext:conditional-format calcext:target-range-address="Backlog.F2:Backlog.F1048576">
            <calcext:color-scale>
              <calcext:color-scale-entry calcext:value="2" calcext:type="number" calcext:color="#ff0000"/>
              <calcext:color-scale-entry calcext:value="5" calcext:type="number" calcext:color="#ff972f"/>
              <calcext:color-scale-entry calcext:value="9" calcext:type="number" calcext:color="#00a933"/>
            </calcext:color-scale>
          </calcext:conditional-format>
          <calcext:conditional-format calcext:target-range-address="Backlog.F2:Backlog.F1048576">
            <calcext:condition calcext:apply-style-name="N/A" calcext:value="contains-text(&quot;N/A&quot;)" calcext:base-cell-address="Backlog.F2"/>
          </calcext:conditional-format>
          <calcext:conditional-format calcext:target-range-address="Backlog.F2:Backlog.F1048576">
            <calcext:condition calcext:apply-style-name="Neutral" calcext:value="contains-text(&quot;tbd&quot;)" calcext:base-cell-address="Backlog.F2"/>
          </calcext:conditional-format>
          <calcext:conditional-format calcext:target-range-address="Backlog.A1:Backlog.A1048576">
            <calcext:condition calcext:apply-style-name="Finished" calcext:value="contains-text(&quot;f&quot;)" calcext:base-cell-address="Backlog.A1"/>
          </calcext:conditional-format>
          <calcext:conditional-format calcext:target-range-address="Backlog.A1:Backlog.A1048576">
            <calcext:condition calcext:apply-style-name="Playing" calcext:value="contains-text(&quot;p&quot;)" calcext:base-cell-address="Backlog.A1"/>
          </calcext:conditional-format>
          <calcext:conditional-format calcext:target-range-address="Backlog.A1:Backlog.A1048576">
            <calcext:condition calcext:apply-style-name="Dropped" calcext:value="contains-text(&quot;d&quot;)" calcext:base-cell-address="Backlog.A1"/>
          </calcext:conditional-format>
          <calcext:conditional-format calcext:target-range-address="Backlog.A1:Backlog.A1048576">
            <calcext:condition calcext:apply-style-name="On Hold" calcext:value="contains-text(&quot;h&quot;)" calcext:base-cell-address="Backlog.A1"/>
          </calcext:conditional-format>
          <calcext:conditional-format calcext:target-range-address="Backlog.A1:Backlog.A1048576">
            <calcext:condition calcext:apply-style-name="Plan to play" calcext:value="contains-text(&quot;e&quot;)" calcext:base-cell-address="Backlog.A1"/>
          </calcext:conditional-format>
          <calcext:conditional-format calcext:target-range-address="Backlog.A1:Backlog.A1048576">
            <calcext:condition calcext:apply-style-name="Continuous" calcext:value="contains-text(&quot;c&quot;)" calcext:base-cell-address="Backlog.A1"/>
          </calcext:conditional-format>
          <calcext:conditional-format calcext:target-range-address="Backlog.E2:Backlog.E1048576">
            <calcext:condition calcext:apply-style-name="N/A" calcext:value="contains-text(&quot;N/A&quot;)" calcext:base-cell-address="Backlog.E2"/>
          </calcext:conditional-format>
          <calcext:conditional-format calcext:target-range-address="Backlog.C1:Backlog.C1048576">
            <calcext:condition calcext:apply-style-name="GameCube" calcext:value="contains-text(&quot;PS2&quot;)" calcext:base-cell-address="Backlog.C1"/>
          </calcext:conditional-format>
        </calcext:conditional-formats>
      </table:table>
      <table:table table:name="Statistic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124"/>
        <table:table-column table:style-name="co7" table:number-columns-repeated="16383" table:default-cell-style-name="ce124"/>
        <table:table-row table:style-name="ro2">
          <table:table-cell table:style-name="ce123" office:value-type="string" calcext:value-type="string" table:number-columns-spanned="3" table:number-rows-spanned="1">
            <text:p>Statistics:</text:p>
          </table:table-cell>
          <table:covered-table-cell table:number-columns-repeated="2" table:style-name="ce133"/>
          <table:table-cell table:style-name="ce132" table:number-columns-repeated="2"/>
          <table:table-cell table:number-columns-repeated="16379"/>
        </table:table-row>
        <table:table-row table:style-name="ro2">
          <table:table-cell table:style-name="ce116" office:value-type="string" calcext:value-type="string">
            <text:p>Avg. Score</text:p>
          </table:table-cell>
          <table:table-cell table:style-name="ce134" table:formula="of:=AVERAGE([Backlog.F5:.F10001])" office:value-type="string" office:string-value="" calcext:value-type="error">
            <text:p>#DIV/0!</text:p>
          </table:table-cell>
          <table:table-cell table:style-name="ce136" office:value-type="string" calcext:value-type="string">
            <text:p>/10</text:p>
          </table:table-cell>
          <table:table-cell table:style-name="ce132" table:number-columns-repeated="2"/>
          <table:table-cell table:number-columns-repeated="16379"/>
        </table:table-row>
        <table:table-row table:style-name="ro2">
          <table:table-cell table:style-name="ce116" office:value-type="string" calcext:value-type="string">
            <text:p>Avg. Playtime</text:p>
          </table:table-cell>
          <table:table-cell table:style-name="ce135" table:formula="of:=AVERAGE([Backlog.E5:.E10001])" office:value-type="string" office:string-value="" calcext:value-type="error">
            <text:p>#DIV/0!</text:p>
          </table:table-cell>
          <table:table-cell table:style-name="ce136" office:value-type="string" calcext:value-type="string">
            <text:p>Hours</text:p>
          </table:table-cell>
          <table:table-cell table:style-name="ce132" table:number-columns-repeated="2"/>
          <table:table-cell table:number-columns-repeated="16379"/>
        </table:table-row>
        <table:table-row table:style-name="ro2">
          <table:table-cell table:number-columns-repeated="4"/>
          <table:table-cell table:style-name="ce132"/>
          <table:table-cell table:number-columns-repeated="16379"/>
        </table:table-row>
        <table:table-row table:style-name="ro2">
          <table:table-cell table:style-name="ce123" office:value-type="string" calcext:value-type="string" table:number-columns-spanned="3" table:number-rows-spanned="1">
            <text:p>Game Count</text:p>
          </table:table-cell>
          <table:covered-table-cell table:number-columns-repeated="2" table:style-name="ce133"/>
          <table:table-cell/>
          <table:table-cell table:style-name="ce132"/>
          <table:table-cell table:number-columns-repeated="16379"/>
        </table:table-row>
        <table:table-row table:style-name="ro2">
          <table:table-cell table:style-name="ce125" office:value-type="string" calcext:value-type="string">
            <text:p><text:span text:style-name="T1">f</text:span> Finished</text:p>
          </table:table-cell>
          <table:table-cell table:style-name="ce116"/>
          <table:table-cell table:style-name="ce116" table:formula="of:=COUNTIF([Backlog.A:.A]; &quot;=f&quot;)" office:value-type="float" office:value="0" calcext:value-type="float">
            <text:p>0</text:p>
          </table:table-cell>
          <table:table-cell/>
          <table:table-cell table:style-name="ce132"/>
          <table:table-cell table:number-columns-repeated="16379"/>
        </table:table-row>
        <table:table-row table:style-name="ro2">
          <table:table-cell table:style-name="ce126" office:value-type="string" calcext:value-type="string">
            <text:p><text:span text:style-name="T1">p</text:span> Playing</text:p>
          </table:table-cell>
          <table:table-cell table:style-name="ce116"/>
          <table:table-cell table:style-name="ce116" table:formula="of:=COUNTIF([Backlog.A:.A]; &quot;=p&quot;)" office:value-type="float" office:value="0" calcext:value-type="float">
            <text:p>0</text:p>
          </table:table-cell>
          <table:table-cell/>
          <table:table-cell table:style-name="ce132"/>
          <table:table-cell table:number-columns-repeated="16379"/>
        </table:table-row>
        <table:table-row table:style-name="ro2">
          <table:table-cell table:style-name="ce127" office:value-type="string" calcext:value-type="string">
            <text:p><text:span text:style-name="T1">d</text:span> Dropped</text:p>
          </table:table-cell>
          <table:table-cell table:style-name="ce116"/>
          <table:table-cell table:style-name="ce116" table:formula="of:=COUNTIF([Backlog.A:.A]; &quot;=d&quot;)" office:value-type="float" office:value="0" calcext:value-type="float">
            <text:p>0</text:p>
          </table:table-cell>
          <table:table-cell/>
          <table:table-cell table:style-name="ce132"/>
          <table:table-cell table:number-columns-repeated="16379"/>
        </table:table-row>
        <table:table-row table:style-name="ro2">
          <table:table-cell table:style-name="ce128" office:value-type="string" calcext:value-type="string">
            <text:p><text:span text:style-name="T1">h</text:span> On Hold</text:p>
          </table:table-cell>
          <table:table-cell table:style-name="ce116"/>
          <table:table-cell table:style-name="ce116" table:formula="of:=COUNTIF([Backlog.A:.A]; &quot;=h&quot;)" office:value-type="float" office:value="0" calcext:value-type="float">
            <text:p>0</text:p>
          </table:table-cell>
          <table:table-cell/>
          <table:table-cell table:style-name="ce132"/>
          <table:table-cell table:number-columns-repeated="16379"/>
        </table:table-row>
        <table:table-row table:style-name="ro2">
          <table:table-cell table:style-name="ce129" office:value-type="string" calcext:value-type="string">
            <text:p><text:span text:style-name="T1">e</text:span> Eventually</text:p>
          </table:table-cell>
          <table:table-cell table:style-name="ce116"/>
          <table:table-cell table:style-name="ce116" table:formula="of:=COUNTIF([Backlog.A:.A]; &quot;=e&quot;)" office:value-type="float" office:value="0" calcext:value-type="float">
            <text:p>0</text:p>
          </table:table-cell>
          <table:table-cell/>
          <table:table-cell table:style-name="ce132"/>
          <table:table-cell/>
          <table:table-cell table:style-name="ce132"/>
          <table:table-cell table:number-columns-repeated="16377"/>
        </table:table-row>
        <table:table-row table:style-name="ro2">
          <table:table-cell table:style-name="ce130" office:value-type="string" calcext:value-type="string">
            <text:p><text:span text:style-name="T1">c</text:span> Continuous</text:p>
          </table:table-cell>
          <table:table-cell table:style-name="ce116"/>
          <table:table-cell table:style-name="ce116" table:formula="of:=COUNTIF([Backlog.A:.A]; &quot;=c&quot;)" office:value-type="float" office:value="0" calcext:value-type="float">
            <text:p>0</text:p>
          </table:table-cell>
          <table:table-cell/>
          <table:table-cell table:style-name="ce132"/>
          <table:table-cell/>
          <table:table-cell table:style-name="ce132"/>
          <table:table-cell table:number-columns-repeated="16377"/>
        </table:table-row>
        <table:table-row table:style-name="ro2">
          <table:table-cell table:style-name="ce116" table:number-columns-repeated="3"/>
          <table:table-cell/>
          <table:table-cell table:style-name="ce132"/>
          <table:table-cell/>
          <table:table-cell table:style-name="ce132"/>
          <table:table-cell table:number-columns-repeated="16377"/>
        </table:table-row>
        <table:table-row table:style-name="ro2">
          <table:table-cell table:style-name="ce131" office:value-type="string" calcext:value-type="string">
            <text:p>Total</text:p>
          </table:table-cell>
          <table:table-cell table:style-name="ce131"/>
          <table:table-cell table:style-name="ce131" table:formula="of:=SUM([.C6:.C11])" office:value-type="float" office:value="0" calcext:value-type="float">
            <text:p>0</text:p>
          </table:table-cell>
          <table:table-cell/>
          <table:table-cell table:style-name="ce132"/>
          <table:table-cell/>
          <table:table-cell table:style-name="ce132"/>
          <table:table-cell table:number-columns-repeated="16377"/>
        </table:table-row>
        <table:table-row table:style-name="ro2" table:number-rows-repeated="3">
          <table:table-cell table:number-columns-repeated="4"/>
          <table:table-cell table:style-name="ce132"/>
          <table:table-cell/>
          <table:table-cell table:style-name="ce132"/>
          <table:table-cell table:number-columns-repeated="16377"/>
        </table:table-row>
        <table:table-row table:style-name="ro2" table:number-rows-repeated="2">
          <table:table-cell table:style-name="ce132"/>
          <table:table-cell table:number-columns-repeated="3"/>
          <table:table-cell table:style-name="ce132"/>
          <table:table-cell/>
          <table:table-cell table:style-name="ce132"/>
          <table:table-cell table:number-columns-repeated="16377"/>
        </table:table-row>
        <table:table-row table:style-name="ro2" table:number-rows-repeated="4">
          <table:table-cell table:number-columns-repeated="6"/>
          <table:table-cell table:style-name="ce132"/>
          <table:table-cell table:number-columns-repeated="16377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Backlog.A1:Backlog.G15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7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>
      <number:number number:decimal-places="1" number:min-decimal-places="1" number:min-integer-digits="1"/>
    </number:number-style>
    <style:style style:name="Default" style:family="table-cell"/>
    <style:style style:name="Heading" style:family="table-cell" loext:hidden="true" style:hidden="true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loext:hidden="true" style:hidden="true" style:parent-style-name="Default">
      <style:table-cell-properties fo:wrap-option="no-wrap" style:shrink-to-fit="false"/>
    </style:style>
    <style:style style:name="Good" style:family="table-cell" loext:hidden="true" style:hidden="true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loext:hidden="true" style:hidden="true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inished" style:family="table-cell" style:parent-style-name="Game_20_Status">
      <style:table-cell-properties fo:background-color="#158466"/>
    </style:style>
    <style:style style:name="Game_20_Status" style:display-name="Game Status" style:family="table-cell" style:parent-style-name="Default"/>
    <style:style style:name="Playing" style:family="table-cell" style:parent-style-name="Game_20_Status">
      <style:table-cell-properties fo:background-color="#2a6099"/>
    </style:style>
    <style:style style:name="Dropped" style:family="table-cell" style:parent-style-name="Game_20_Status">
      <style:table-cell-properties fo:background-color="#bf0041"/>
    </style:style>
    <style:style style:name="On_20_Hold" style:display-name="On Hold" style:family="table-cell" style:parent-style-name="Game_20_Status">
      <style:table-cell-properties fo:background-color="#ff8000"/>
    </style:style>
    <style:style style:name="Plan_20_to_20_play" style:display-name="Plan to play" style:family="table-cell" style:parent-style-name="Game_20_Status">
      <style:table-cell-properties fo:background-color="#808080"/>
    </style:style>
    <style:style style:name="Continuous" style:family="table-cell" style:parent-style-name="Game_20_Status">
      <style:table-cell-properties fo:background-color="#035c43"/>
    </style:style>
    <style:style style:name="Platform" style:family="table-cell" style:parent-style-name="Default"/>
    <style:style style:name="PC" style:family="table-cell" style:parent-style-name="Platform">
      <style:table-cell-properties fo:background-color="#ffffff"/>
    </style:style>
    <style:style style:name="Switch" style:family="table-cell" style:parent-style-name="Platform">
      <style:table-cell-properties fo:background-color="#ff6d6d"/>
    </style:style>
    <style:style style:name="GameCube" style:family="table-cell" style:parent-style-name="Platform">
      <style:table-cell-properties fo:background-color="#8e86ae"/>
    </style:style>
    <style:style style:name="SNES" style:family="table-cell" style:parent-style-name="Platform">
      <style:table-cell-properties fo:background-color="#ffaa95"/>
    </style:style>
    <style:style style:name="_33_DS" style:display-name="3DS" style:family="table-cell" style:parent-style-name="Platform">
      <style:table-cell-properties fo:background-color="#b4c7dc"/>
    </style:style>
    <style:style style:name="PS3" style:family="table-cell" style:parent-style-name="Platform">
      <style:table-cell-properties fo:background-color="#ffb66c"/>
    </style:style>
    <style:style style:name="NES" style:family="table-cell" style:parent-style-name="Platform">
      <style:table-cell-properties fo:background-color="#bf819e"/>
    </style:style>
    <style:style style:name="N_2f_A" style:display-name="N/A" style:family="table-cell" style:parent-style-name="Default">
      <style:table-cell-properties fo:background-color="#212524" style:diagonal-bl-tr="none" style:diagonal-tl-br="none"/>
      <style:text-properties fo:color="#808080"/>
    </style:style>
    <style:style style:name="N64" style:family="table-cell" style:parent-style-name="Platform">
      <style:table-cell-properties fo:background-color="#ffaa95"/>
    </style:style>
    <style:style style:name="Wii" style:family="table-cell" style:parent-style-name="Platform">
      <style:table-cell-properties fo:background-color="#dddddd"/>
    </style:style>
    <style:style style:name="PS1" style:family="table-cell" style:parent-style-name="Platform">
      <style:table-cell-properties fo:background-color="#ffb66c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.00.0000</text:date>, <text:time style:data-style-name="N2" text:time-value="00:43:30.63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34:21.583000000</meta:creation-date>
    <dc:date>2025-05-11T00:43:47.484000000</dc:date>
    <meta:editing-duration>PT7H57M30S</meta:editing-duration>
    <meta:editing-cycles>150</meta:editing-cycles>
    <meta:generator>LibreOffice/24.8.6.2$Windows_X86_64 LibreOffice_project/6d98ba145e9a8a39fc57bcc76981d1fb1316c60c</meta:generator>
    <meta:document-statistic meta:table-count="2" meta:cell-count="29" meta:object-count="0"/>
  </office:meta>
</office:document-meta>
</file>